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blob3 To Sherlock Holmes she is always THE woman. I have seldom heard</text:p>
      <text:p text:style-name="Preformatted_20_Text">him mention her under any other name. In his eyes she eclipses</text:p>
      <text:p text:style-name="Preformatted_20_Text">and predominates the whole of her sex. It was not that he felt</text:p>
      <text:p text:style-name="Preformatted_20_Text">any emotion akin to love for Irene Adler. All emotions, and that</text:p>
      <text:p text:style-name="Preformatted_20_Text">one particularly, were abhorrent to his cold, precise but</text:p>
      <text:p text:style-name="Preformatted_20_Text">admirably balanced mind. He was, I take it, the most perfect</text:p>
      <text:p text:style-name="Preformatted_20_Text">reasoning and observing machine that the world has seen, but as a</text:p>
      <text:p text:style-name="Preformatted_20_Text">lover he would have placed himself in a false position. He never</text:p>
      <text:p text:style-name="Preformatted_20_Text">spoke of the softer passions, save with a gibe and a sneer. They</text:p>
      <text:p text:style-name="Preformatted_20_Text">were admirable things for the observer--excellent for drawing the</text:p>
      <text:p text:style-name="Preformatted_20_Text">veil from men's motives and actions. But for the trained reasoner</text:p>
      <text:p text:style-name="Preformatted_20_Text">to admit such intrusions into his own delicate and finely</text:p>
      <text:p text:style-name="Preformatted_20_Text">adjusted temperament was to introduce a distracting factor which</text:p>
      <text:p text:style-name="Preformatted_20_Text">might throw a doubt upon all his mental results. Grit in a</text:p>
      <text:p text:style-name="Preformatted_20_Text">sensitive instrument, or a crack in one of his own high-power</text:p>
      <text:p text:style-name="Preformatted_20_Text">lenses, would not be more disturbing than a strong emotion in a</text:p>
      <text:p text:style-name="Preformatted_20_Text">nature such as his. And yet there was but one woman to him, and</text:p>
      <text:p text:style-name="Preformatted_20_Text">that woman was the late Irene Adler, of dubious and questionable</text:p>
      <text:p text:style-name="P1">mem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uno Dumon</meta:initial-creator>
    <meta:creation-date>2010-06-08T13:46:40</meta:creation-date>
    <meta:document-statistic meta:table-count="0" meta:image-count="0" meta:object-count="0" meta:page-count="1" meta:paragraph-count="19" meta:word-count="208" meta:character-count="1134"/>
    <dc:date>2010-06-08T13:47:48</dc:date>
    <dc:creator>Bruno Dumon</dc:creator>
    <meta:editing-duration>PT00H01M08S</meta:editing-duration>
    <meta:editing-cycles>1</meta:editing-cycles>
    <meta:generator>OpenOffice.org/3.2$Linux OpenOffice.org_project/320m12$Build-9483</meta:generator>
  </office:meta>
</office:document-meta>
</file>